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2<text:tab/>________________________________________________________________________________________________________________________________</text:p>
      <text:p text:style-name="Normal"><text:tab/>|Lundi|</text:p>
      <text:p text:style-name="Normal"><text:tab/><text:tab/>reunion de mise au point sur tout le service informatique pour deceler les point blocan eu pendant ;</text:p>
      <text:p text:style-name="Normal"><text:tab/><text:tab/>---------------------------------------------------------------------------------------------------<text:tab/></text:p>
      <text:p text:style-name="Normal"><text:tab/><text:tab/>ou on a eu 3 site en situation dégradé<text:s/>ou 2 serveur / 3 on<text:s/>été<text:s/>en dans les vappe<text:s/></text:p>
      <text:p text:style-name="Normal"><text:tab/><text:tab/>on a eu un domaine de la sncf qui ne repondait plus car le serv a effectuer une mise a jour<text:s/></text:p>
      <text:p text:style-name="Normal"/>
      <text:p text:style-name="Normal"><text:tab/><text:tab/>on a continuer de wipe certain pc qui ne repondait pas au wipe a distance et donc on a du utilisé<text:s/>une autre methode :</text:p>
      <text:p text:style-name="Normal"><text:tab/><text:tab/>--------------------------------------------------------------------------------------------------------------------</text:p>
      <text:p text:style-name="Normal"><text:tab/><text:tab/>cntl + maj + F3 ça permet aussi de réénitialisé<text:s/>sisrep ce qui permet de la rénitialisé<text:s/></text:p>
      <text:p text:style-name="Normal"><text:tab/><text:tab/>Mais il y en a un qui nous affiche erreur , et le deuximement ne boot pas<text:s/></text:p>
      <text:p text:style-name="Normal"><text:tab/><text:tab/>(voir photo)</text:p>
      <text:p text:style-name="Normal"><text:tab/><text:tab/>----------------------------------------------------------------------------------------------------------------------</text:p>
      <text:p text:style-name="Normal"><text:tab/><text:tab/>Pendant e temp on a reçus un monsieur qui a eu un probleme de baterie et que quand on a ouvert l'ordinateur on remarque<text:s/></text:p>
      <text:p text:style-name="Normal"><text:tab/><text:tab/>bien que la batterie doit etre imperativement changer<text:s/></text:p>
      <text:p text:style-name="Normal"><text:tab/><text:tab/>(voir photo)</text:p>
      <text:p text:style-name="Normal"><text:tab/><text:tab/>-----------------------------------------------------------------------------------------------------------------------</text:p>
      <text:p text:style-name="Normal"><text:tab/><text:tab/>On a chagé<text:s/>d'ordinateur a un utilisateur<text:s/></text:p>
      <text:p text:style-name="Normal"/>
      <text:p text:style-name="Normal"><text:tab/><text:tab/>-----------------------------------------------------------------------------------------------------------------------</text:p>
      <text:p text:style-name="Normal"><text:tab/><text:tab/>on essaye de trouve le logiciel qui fait crash l'autopilot car l'instalation des 7 application mais 1application nessecite</text:p>
      <text:p text:style-name="Normal"><text:tab/><text:tab/>un redémarage que tarde a venir<text:s/></text:p>
      <text:p text:style-name="Normal"/>
      <text:p text:style-name="Normal"><text:tab/><text:tab/>---------------------------------------------------------------------------------------------------------------------</text:p>
      <text:p text:style-name="Normal"><text:tab/><text:tab/>On a réussi avec succces a reparer 10 ordinateur a la fin de la journée<text:s/></text:p>
      <text:p text:style-name="Normal"><text:tab/><text:tab/>wipe + white glove,<text:s/></text:p>
      <text:p text:style-name="Normal"/>
      <text:p text:style-name="Normal"/>
      <text:p text:style-name="Normal"><text:tab/>_______________________________________________________________________________________________________________________________</text:p>
      <text:p text:style-name="Normal"><text:tab/>|Mardi|</text:p>
      <text:p text:style-name="Normal"><text:tab/></text:p>
      <text:p text:style-name="Normal"><text:tab/><text:tab/>a 9heures on a deja commencer a aidé<text:s/>un collegue qui avait un probleme de wifi car la certification a expirer , puis</text:p>
      <text:p text:style-name="Normal"><text:tab/><text:tab/>le collegue de travaille qui se plein que sa prise jack ne se connectait pas on lui a montrer comment faire avec la<text:s/></text:p>
      <text:p text:style-name="Normal"><text:tab/><text:tab/>selection<text:s/></text:p>
      <text:soft-page-break/>
      <text:p text:style-name="Normal"><text:tab/><text:tab/>_____________________________________________________________________________________________________________________</text:p>
      <text:p text:style-name="Normal"><text:tab/><text:tab/></text:p>
      <text:p text:style-name="Normal"><text:tab/><text:tab/>On a reçus un deuxieme collegue qui a eu le meme probleme de wifi mais aussi un probleme du pack office qui etait<text:s/></text:p>
      <text:p text:style-name="Normal"><text:tab/><text:tab/>corrompue apres une mise a jour et donc on a eu besoin de supprimer le pack office corrompue ce probleme devien de plus</text:p>
      <text:p text:style-name="Normal"><text:tab/><text:tab/>en plus recurrent apres une mise a jour de l'ordinateur le pack office devien corrompue<text:s/></text:p>
      <text:p text:style-name="Normal"><text:tab/><text:tab/>la seule solution qui n'en n'est pas eu est de le réinstaler</text:p>
      <text:p text:style-name="Normal"><text:tab/><text:tab/>______________________________________________________________________________________________________________________</text:p>
      <text:p text:style-name="Normal"><text:tab/><text:tab/></text:p>
      <text:p text:style-name="Normal"><text:tab/><text:tab/>Réunion de 10 heures ou on a remonter tout les problématiques ou nous somme en sous effectif pour les ticketerie,<text:s/></text:p>
      <text:p text:style-name="Normal"><text:tab/><text:tab/>que l'on a des sites qui déménage et que l'on doit preparer dans des delais de <text:s/>7jours , et besoin d'un déplacement<text:s/></text:p>
      <text:p text:style-name="Normal"><text:tab/><text:tab/>d'un de mes colegues pour aller au site de logistique pour montrer les nouvelles manipulation pour wipe et white glove</text:p>
      <text:p text:style-name="Normal"><text:tab/><text:tab/>un ordinateur <text:s/></text:p>
      <text:p text:style-name="Normal"/>
      <text:p text:style-name="Normal"><text:tab/><text:tab/>______________________________________________________________________________________________________________________</text:p>
      <text:p text:style-name="Normal"><text:tab/><text:tab/></text:p>
      <text:p text:style-name="Normal"><text:tab/><text:tab/>j'ai fait un aceuille d'une personnes, J'ai parametrer le mot de passe, je lui est explique comment fonctionne le wifi,<text:s/></text:p>
      <text:p text:style-name="Normal"><text:tab/><text:tab/>les application team , outloock,</text:p>
      <text:p text:style-name="Normal"><text:tab/><text:tab/></text:p>
      <text:p text:style-name="Normal"><text:tab/><text:tab/>_______________________________________________________________________________________________________________________</text:p>
      <text:p text:style-name="Normal"/>
      <text:p text:style-name="Normal"><text:tab/><text:tab/>J'ai wipe + white glove un ordinateur<text:s/></text:p>
      <text:p text:style-name="Normal"/>
      <text:p text:style-name="Normal"><text:tab/><text:tab/>_______________________________________________________________________________________________________________________</text:p>
      <text:p text:style-name="Normal"><text:tab/><text:tab/></text:p>
      <text:p text:style-name="Normal"><text:tab/><text:tab/>J'ai essayer de wipe un autre ordinateur mais celle ci avait un problemme de la puce TPM meme mon supperieur n'a pas<text:s/></text:p>
      <text:p text:style-name="Normal"><text:tab/><text:tab/>réussie a le wipe et donc il a ete mis de coté<text:s/></text:p>
      <text:p text:style-name="Normal"/>
      <text:p text:style-name="Normal"><text:tab/><text:tab/>_______________________________________________________________________________________________________________________</text:p>
      <text:p text:style-name="Normal"><text:tab/><text:tab/><text:s/></text:p>
      <text:p text:style-name="Normal"><text:tab/><text:tab/>J'ai déplacer des carton vers le local a poubelle</text:p>
      <text:p text:style-name="Normal"/>
      <text:soft-page-break/>
      <text:p text:style-name="Normal"><text:tab/><text:tab/>_______________________________________________________________________________________________________________________</text:p>
      <text:p text:style-name="Normal"/>
      <text:p text:style-name="Normal"><text:tab/><text:tab/>J'ai effectuer une tourné<text:s/>pour savoir quelle ecran etait deffecteux et donc j'ai eu 6 ecran manquan pour le service</text:p>
      <text:p text:style-name="Normal"><text:tab/><text:tab/>merckatique avec 1 qui est a des arthefacte un autre qui manque 1 HDMI , et 2ecran qui manque des prises<text:s/></text:p>
      <text:p text:style-name="Normal"/>
      <text:p text:style-name="Normal"><text:tab/><text:tab/></text:p>
      <text:p text:style-name="Normal"><text:tab/><text:tab/></text:p>
      <text:p text:style-name="Normal"/>
      <text:p text:style-name="Normal"/>
      <text:p text:style-name="Normal"/>
      <text:p text:style-name="Normal"/>
      <text:p text:style-name="Normal"/>
      <text:p text:style-name="Normal"><text:tab/><text:tab/>_______________________________________________________________________________________________________________________________</text:p>
      <text:p text:style-name="Normal"><text:tab/><text:tab/>|Mercredi|</text:p>
      <text:p text:style-name="Normal"><text:tab/><text:tab/></text:p>
      <text:p text:style-name="Normal"><text:tab/><text:tab/>9h45 reunion pour faire un point<text:s/></text:p>
      <text:p text:style-name="Normal"/>
      <text:p text:style-name="Normal"><text:tab/><text:tab/>__________________________________________________________________________________________________________________________</text:p>
      <text:p text:style-name="Normal"><text:tab/><text:tab/></text:p>
      <text:p text:style-name="Normal"><text:tab/><text:tab/>on a reçus des colis mais au mauvais destinataire donc j'ai envoyer un mail pour les rexpedier vers leur destinataire</text:p>
      <text:p text:style-name="Normal"/>
      <text:p text:style-name="Normal"><text:tab/><text:tab/>________________________________________________________________________________________________________________________</text:p>
      <text:p text:style-name="Normal"/>
      <text:p text:style-name="Normal"><text:tab/><text:tab/>quand le livreur est arriver on a fait un echange de colis et donc j'ai rangé<text:s/>le local<text:s/></text:p>
      <text:p text:style-name="Normal"><text:tab/><text:tab/></text:p>
      <text:p text:style-name="Normal"><text:tab/><text:tab/>(voir photo avant/apres)</text:p>
      <text:p text:style-name="Normal"><text:tab/><text:tab/>_______________________________________________________________________________________________________________________</text:p>
      <text:p text:style-name="Normal"><text:tab/><text:tab/></text:p>
      <text:p text:style-name="Normal"><text:tab/><text:tab/>apres cela j'ai mis windows uptade dans un ordinateur,car le pc avait des probleme de trouvée le Vpn de l'entreprise<text:s/></text:p>
      <text:p text:style-name="Normal"><text:tab/><text:tab/>________________________________________________________________________________________________________________________</text:p>
      <text:p text:style-name="Normal"/>
      <text:p text:style-name="Normal"><text:tab/><text:tab/>J'ai instaler<text:s/><text:tab/>13 clavier et 13 souris 1 station pc , dans le "flex box"</text:p>
      <text:p text:style-name="Normal"><text:tab/><text:tab/>________________________________________________________________________________________________________________________</text:p>
      <text:p text:style-name="Normal"><text:tab/><text:tab/></text:p>
      <text:soft-page-break/>
      <text:p text:style-name="Normal"><text:tab/><text:tab/>j'ai fait une commande de Hdmi, display port, avec l'utilisation de wharold , et les commande<text:s/></text:p>
      <text:p text:style-name="Normal"/>
      <text:p text:style-name="Normal"><text:tab/><text:tab/>_______________________________________________________________________________________________________________________________</text:p>
      <text:p text:style-name="Normal"><text:tab/><text:tab/>|Jeudi|</text:p>
      <text:p text:style-name="Normal"/>
      <text:p text:style-name="Normal"><text:tab/><text:tab/>Ferier</text:p>
      <text:p text:style-name="Normal"/>
      <text:p text:style-name="Normal"><text:tab/><text:tab/>__________________________________________________________________________________________________________________________</text:p>
      <text:p text:style-name="Normal"/>
      <text:p text:style-name="Normal"><text:tab/><text:tab/>_______________________________________________________________________________________________________________________________</text:p>
      <text:p text:style-name="Normal"><text:tab/><text:tab/>|vendredi|</text:p>
      <text:p text:style-name="Normal"/>
      <text:p text:style-name="Normal"><text:tab/><text:tab/>le pont</text:p>
      <text:p text:style-name="Normal"><text:tab/><text:tab/>____________________________________________________________________________________________________________________________</text:p>
      <text:p text:style-name="Normal"/>
      <text:p text:style-name="Normal"/>
      <text:p text:style-name="Normal"/>
      <text:p text:style-name="Normal">S3<text:tab/><text:tab/>________________________________________________________________________________________________________________________________</text:p>
      <text:p text:style-name="Normal"><text:tab/><text:tab/>|Lundi|</text:p>
      <text:p text:style-name="Normal"><text:tab/><text:tab/></text:p>
      <text:p text:style-name="Normal"><text:tab/><text:tab/>on a fait le point avec le groupe pour voir ou on a avancé<text:s/>ou on a eu des point bloquage</text:p>
      <text:p text:style-name="Normal"/>
      <text:p text:style-name="Normal"><text:tab/><text:tab/>______________________________________________________________________________________________________________________</text:p>
      <text:p text:style-name="Normal"/>
      <text:p text:style-name="Normal"><text:tab/><text:tab/>il y a eu un nouvelle arrivant dans le groupe de dsi</text:p>
      <text:p text:style-name="Normal"/>
      <text:p text:style-name="Normal"><text:tab/><text:tab/>______________________________________________________________________________________________________________________</text:p>
      <text:p text:style-name="Normal"/>
      <text:p text:style-name="Normal"><text:tab/><text:tab/>j'ai recommencer a rangé<text:s/>les laucaux apres la mise en place du flex office<text:s/></text:p>
      <text:p text:style-name="Normal"/>
      <text:p text:style-name="Normal"><text:tab/><text:tab/>__________________________________________________________________________________________________________________</text:p>
      <text:p text:style-name="Normal"/>
      <text:p text:style-name="Normal"><text:tab/><text:tab/></text:p>
      <text:soft-page-break/>
      <text:p text:style-name="Normal"><text:tab/><text:tab/>___________________________________________________________________________________________________________</text:p>
      <text:p text:style-name="Normal"><text:tab/><text:tab/>|mardi|</text:p>
      <text:p text:style-name="Normal"><text:tab/><text:tab/><text:tab/></text:p>
      <text:p text:style-name="Normal"><text:tab/><text:tab/>on a commencer avec la continuition du rangement des laucaux<text:s/></text:p>
      <text:p text:style-name="Normal"/>
      <text:p text:style-name="Normal"><text:tab/><text:tab/>__________________________________________________________________________________________________________________</text:p>
      <text:p text:style-name="Normal"/>
      <text:p text:style-name="Normal"><text:tab/><text:tab/>j'ai eu une réunion avec les nouveaux arrivant sur la sensibilisation sur les bonne pratique en cybersécurité<text:s/>, (je<text:s/></text:p>
      <text:p text:style-name="Normal"><text:tab/><text:tab/>trouve ce que l'on a fait en cour etait plus approfondis a ce sujet )<text:s/></text:p>
      <text:p text:style-name="Normal"/>
      <text:p text:style-name="Normal"><text:tab/><text:tab/>___________________________________________________________________________________________________________________</text:p>
      <text:p text:style-name="Normal"/>
      <text:p text:style-name="Normal"><text:tab/><text:tab/>j'ai preparer un ordinateur pour un salarier qui a besoin d'un ordinateur conforme au parc informatique<text:s/></text:p>
      <text:p text:style-name="Normal"/>
      <text:p text:style-name="Normal"><text:tab/><text:tab/>___________________________________________________________________________________________________________________</text:p>
      <text:p text:style-name="Normal"/>
      <text:p text:style-name="Normal"><text:tab/><text:tab/>J'ai continuer pour terminer le local</text:p>
      <text:p text:style-name="Normal"/>
      <text:p text:style-name="Normal"><text:tab/><text:tab/>___________________________________________________________________________________________________________________</text:p>
      <text:p text:style-name="Normal"><text:tab/><text:tab/></text:p>
      <text:p text:style-name="Normal"><text:tab/><text:tab/>j'ai montrer a mon colegue stagiaire comment on s'en sert du site glpi quand on reçois une commande ,<text:s/></text:p>
      <text:p text:style-name="Normal"/>
      <text:p text:style-name="Normal"><text:tab/><text:tab/>______________________________________________________________________________________________________________</text:p>
      <text:p text:style-name="Normal"/>
      <text:p text:style-name="Normal"><text:tab/><text:tab/>j'ai montrer aussi comment on fait une commande sur Warold<text:s/></text:p>
      <text:p text:style-name="Normal"/>
      <text:p text:style-name="Normal"><text:tab/><text:tab/>_________________________________________________________________________________________________________________</text:p>
      <text:p text:style-name="Normal"/>
      <text:p text:style-name="Normal"/>
      <text:p text:style-name="Normal"><text:tab/><text:tab/>j'ai preparer un autre ordinateur</text:p>
      <text:p text:style-name="Normal"/>
      <text:p text:style-name="Normal"><text:tab/><text:tab/>___________________________________________________________________________________________________________________</text:p>
      <text:soft-page-break/>
      <text:p text:style-name="Normal"><text:tab/><text:tab/>___________________________________________________________________________________________________________</text:p>
      <text:p text:style-name="Normal"><text:tab/><text:tab/>|Jeudi|</text:p>
      <text:p text:style-name="Normal"><text:tab/><text:tab/><text:tab/>on a masterisé<text:s/>5 ordinateur<text:s/></text:p>
      <text:p text:style-name="Normal"><text:tab/><text:tab/>_____________________________________________________________________________</text:p>
      <text:p text:style-name="Normal"><text:tab/><text:tab/>l'accueil de nouveaux collaborateur<text:s/></text:p>
      <text:p text:style-name="Normal"><text:tab/><text:tab/>_____________________________________________________________________________</text:p>
      <text:p text:style-name="Normal"><text:tab/><text:tab/>j'ai effectuer un remplacement de<text:s/><text:tab/></text:p>
      <text:p text:style-name="Normal"><text:tab/><text:tab/>___________________________________________</text:p>
      <text:p text:style-name="Normal"><text:tab/></text:p>
      <text:p text:style-name="Normal"><text:tab/><text:tab/>le pack office d'un utilisateur a commencer a avoir des problème ou j'aidu le réinstaler x3</text:p>
      <text:p text:style-name="Normal"/>
      <text:p text:style-name="Normal"><text:tab/><text:tab/>_______________________________________________________________________</text:p>
      <text:p text:style-name="Normal"><text:tab/><text:tab/>|vendredi|</text:p>
      <text:p text:style-name="Normal"><text:tab/><text:tab/><text:tab/><text:tab/></text:p>
      <text:p text:style-name="Normal"><text:tab/><text:tab/>j'ai commencer a avoir des problème avec la masterisation</text:p>
      <text:p text:style-name="Normal"><text:tab/><text:tab/>__________________________________</text:p>
      <text:p text:style-name="Normal"><text:tab/><text:tab/>J'ai recuperer de la ram d'ancien ordinateur obsolete au cas ou on aurai besoin pour les futur ordinateur</text:p>
      <text:p text:style-name="Normal"><text:tab/><text:tab/></text:p>
      <text:p text:style-name="Normal"><text:tab/><text:tab/></text:p>
      <text:p text:style-name="Normal"><text:tab/><text:tab/>S4</text:p>
      <text:p text:style-name="Normal"><text:tab/><text:tab/>_________________________________________________________________________________________________</text:p>
      <text:p text:style-name="Normal"><text:tab/><text:tab/>|Lundi|ferier , mais mon supérieur a du commencer a preparer les poste pour la fin des traveaux</text:p>
      <text:p text:style-name="Normal"><text:tab/><text:tab/>___________________________________________________________________________________________________________</text:p>
      <text:p text:style-name="Normal"><text:tab/><text:tab/>|mardi|</text:p>
      <text:p text:style-name="Normal"><text:tab/><text:tab/><text:tab/>ça ete le rush pour le flex office dans le deuxiememe etage car on a ete en retard du au fin de travaux</text:p>
      <text:p text:style-name="Normal"><text:tab/><text:tab/><text:tab/>j'ai placer 10 poste de travaille mais on a eu un manque de chargeur, et de cable display port ,<text:s/></text:p>
      <text:p text:style-name="Normal"><text:tab/><text:tab/><text:tab/>en attendant la commande venir a nous <text:s/>mais entre temps on a eux un ticket au sujet de probleme téléphonique , ou<text:s/></text:p>
      <text:p text:style-name="Normal"><text:tab/><text:tab/><text:tab/>un un port a<text:s/>été<text:s/>bloqué<text:s/>et qu'on a du aller a la baie voir quelle ordinateur port etait bloqué<text:s/>le notifier et</text:p>
      <text:p text:style-name="Normal"><text:tab/><text:tab/><text:tab/>l'envoyer a un autre service qui s'en occupe de le faire , puis j'ai affecter le numéro a la personne</text:p>
      <text:p text:style-name="Normal"/>
      <text:soft-page-break/>
      <text:p text:style-name="Normal"><text:tab/><text:tab/>_____________________________________________________________________________________________________________ <text:s/></text:p>
      <text:p text:style-name="Normal"><text:tab/><text:tab/>|mercredi|</text:p>
      <text:p text:style-name="Normal"><text:tab/><text:tab/>9h j'ai preparer les ordinateur pour Masterisée<text:s/></text:p>
      <text:p text:style-name="Normal"><text:tab/><text:tab/>pour les deux personne vienne nous aidé<text:s/>,<text:s/></text:p>
      <text:p text:style-name="Normal"><text:tab/><text:tab/></text:p>
      <text:p text:style-name="Normal"><text:tab/><text:tab/>j'ai pas tout compris mais de ce que j'ai compris, c'est que certain ordinateur ne sont pas affecter dans le groupe<text:s/></text:p>
      <text:p text:style-name="Normal"><text:tab/><text:tab/>autopilot et ducoups on peut pas wipe , mais il sont dans le groupe des appareil qui sont actif dans l'entreprise<text:s/></text:p>
      <text:p text:style-name="Normal"><text:tab/><text:tab/></text:p>
      <text:p text:style-name="Normal"><text:tab/><text:tab/>la solution etait de d'affecter un groupe au ordinateur sans groupe mais ce qui sou entant de le faire a la mains<text:s/></text:p>
      <text:p text:style-name="Normal"><text:tab/><text:tab/>et que l'on perd l'interet de le faire par autopilot<text:s/></text:p>
      <text:p text:style-name="Normal"/>
      <text:p text:style-name="Normal"><text:tab/><text:tab/>mais a remplir plus au detaille parce que c'etait cho</text:p>
      <text:p text:style-name="Normal"><text:tab/><text:tab/><text:tab/><text:tab/></text:p>
      <text:p text:style-name="Normal"><text:tab/><text:tab/>j'ai commencer en recevant un ordinateur qui crash , la solution que j'ai mis est de faire tout les mise a jour de<text:s/></text:p>
      <text:p text:style-name="Normal"><text:tab/><text:tab/>windows update Mais le probleme etant qu'une mise a jour bios c'est mal instaler et que j'ai du téléchargée le bios</text:p>
      <text:p text:style-name="Normal"><text:tab/><text:tab/>et l'utilisé<text:s/>dans une clé<text:s/>usp pour l'instaler depuis le salarier n'es pas revenue sur moi pour le prbleme de l'ordinateur</text:p>
      <text:p text:style-name="Normal"><text:tab/><text:tab/>_____________________________________________________________________________________________________________________<text:tab/><text:tab/></text:p>
      <text:p text:style-name="Normal"><text:tab/><text:tab/>|jeudi|</text:p>
      <text:p text:style-name="Normal"><text:tab/><text:tab/>j'ai terminer de masterisé<text:s/>les ordinateur que l'on avait de disponible 15 au total avec la nouvelle version de l'auto pilote<text:s/></text:p>
      <text:p text:style-name="Normal"><text:tab/><text:tab/>, cette tache<text:s/>était tout au long de la journée <text:s/></text:p>
      <text:p text:style-name="Normal"><text:tab/><text:tab/>____________________________________________________________________________________________________________________</text:p>
      <text:p text:style-name="Normal"><text:tab/><text:tab/>nous avons effectuer un changement de batterie mais mon tel avait plus de baterie .....</text:p>
      <text:p text:style-name="Normal"><text:tab/><text:tab/>________________________________________________________________________________________________________________________</text:p>
      <text:p text:style-name="Normal"><text:tab/><text:tab/>j'ai crée un compte utilisateur avec l'active directory , crée le mdp , l'adress mail , les information diver du compte<text:s/></text:p>
      <text:p text:style-name="Normal"><text:tab/><text:tab/>choisir un ordinateur pour la personne mettre son compte , faire toute les mise a jour<text:s/></text:p>
      <text:p text:style-name="Normal"><text:tab/><text:tab/>___________________________________________________________________________________________________________</text:p>
      <text:p text:style-name="Normal"><text:tab/><text:tab/>j'ai effectuer avec mes collegue de chez dardilly (lyon) la mise a jour salle de réunion avec video projecteur de chez logitech ,<text:s/></text:p>
      <text:p text:style-name="Normal"><text:tab/><text:tab/>et on a trouvée que le probleme n'etait pas vraiment un problème de mise a jour mais plustot un probleme de chez Dans le forti clien</text:p>
      <text:p text:style-name="Normal"><text:tab/><text:tab/>posait soucis et on a reparamettrer et donc cela a marché, fort du sucess on a effectuer cela dans les autre salles ,</text:p>
      <text:soft-page-break/>
      <text:p text:style-name="Normal"><text:tab/><text:tab/>____________________________________________________________________________________________________________________________________</text:p>
      <text:p text:style-name="Normal"><text:tab/><text:tab/>|vendredi|</text:p>
      <text:p text:style-name="Normal"><text:tab/><text:tab/>j'ai cloturer un sygede en récupérant un ancien ordinateur + la station d'accueill<text:s/></text:p>
      <text:p text:style-name="Normal"><text:tab/><text:tab/>__________________________________________________________________________________________</text:p>
      <text:p text:style-name="Normal"><text:tab/><text:tab/>j'ai branché<text:s/>8 cable dans une baie de brassage , j'avais demandé<text:s/>a prendre une photo a mon superieur mais j'ai eu un refus pour<text:s/></text:p>
      <text:p text:style-name="Normal"><text:tab/><text:tab/>ne pas compromettre la confidencialité<text:s/>, mais les branchement etait bordelique et il avait besoin d'etre refait au complet<text:s/></text:p>
      <text:p text:style-name="Normal"><text:tab/><text:tab/>______________________________________________________________________________________________________________</text:p>
      <text:p text:style-name="Normal"><text:tab/><text:tab/>j'ai masterisée 3 ordinateur, le 4 eme etait problématique , dans le sens ou il demarait meme pas heure du décès 14h37</text:p>
      <text:p text:style-name="Normal"><text:tab/><text:tab/>______________________________________________________________________________________________________________________</text:p>
      <text:p text:style-name="Normal"><text:tab/><text:tab/></text:p>
      <text:p text:style-name="Normal"><text:tab/><text:tab/>_____________________________________________________________________________________________________________</text:p>
      <text:p text:style-name="Normal"/>
      <text:p text:style-name="Normal"><text:tab/>S5</text:p>
      <text:p text:style-name="Normal"><text:tab/><text:tab/>_________________________________________________________________________________________________</text:p>
      <text:p text:style-name="Normal"><text:tab/><text:tab/>|Lundi|</text:p>
      <text:p text:style-name="Normal"><text:tab/><text:tab/>_________________________________________________________________________________________________</text:p>
      <text:p text:style-name="Normal"/>
      <text:p text:style-name="Normal"><text:tab/><text:tab/>_________________________________________________________________________________________________</text:p>
      <text:p text:style-name="Normal"><text:tab/><text:tab/>|mardi|j'ai continuer a terminer de rangé<text:s/>le stockage<text:s/></text:p>
      <text:p text:style-name="Normal"><text:tab/><text:tab/>_________________________________________________________________________________________________</text:p>
      <text:p text:style-name="Normal"><text:tab/><text:tab/>j'ai mis une nouvelle station , raccort den rj45 pour qu'il aie une connection filaire<text:s/></text:p>
      <text:p text:style-name="Normal"><text:tab/><text:tab/>____________________________________________________________________</text:p>
      <text:p text:style-name="Normal"><text:tab/><text:tab/>j'ai continuer avec mettre en wifi a une personne avec la certification<text:s/></text:p>
      <text:p text:style-name="Normal"><text:tab/><text:tab/>_______________________________________________________________________________</text:p>
      <text:p text:style-name="Normal"/>
      <text:p text:style-name="Normal"><text:tab/><text:tab/>j'ai mis l'autopilot avec les white glove sur <text:s/>10 machine dell de dev , qui a<text:s/>été<text:s/>relativement<text:s/></text:p>
      <text:soft-page-break/>
      <text:p text:style-name="Normal"><text:tab/><text:tab/>____________________________________________________________________________________</text:p>
      <text:p text:style-name="Normal"><text:tab/><text:tab/>j'ai apporté<text:s/>2post téléphonique a un service mais en regardant ue les post de s'llume pas j'ai demandé<text:s/>a mon superieur<text:s/></text:p>
      <text:p text:style-name="Normal"><text:tab/><text:tab/>de voir ce qu'il ne va pas , et on c'est rendi compte que les prises n'etait pas brassé<text:s/>au bon endroit<text:s/></text:p>
      <text:p text:style-name="Normal"><text:tab/><text:tab/>___________________________________________________________________________________________</text:p>
      <text:p text:style-name="Normal"><text:tab/><text:tab/></text:p>
      <text:p text:style-name="Normal"/>
      <text:p text:style-name="Normal"/>
      <text:p text:style-name="Normal"><text:tab/>s6</text:p>
      <text:p text:style-name="Normal"/>
      <text:p text:style-name="Normal"><text:tab/>JEUDI, appele du support dell pour un technicien vienne vendredi</text:p>
      <text:p text:style-name="Normal"><text:tab/></text:p>
      <text:p text:style-name="Normal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l-3540</dc:creator>
    <meta:creation-date>2022-05-12T11:23:00Z</meta:creation-date>
    <dc:date>2022-09-07T09:54:00Z</dc:date>
    <meta:template xlink:href="Normal" xlink:type="simple"/>
    <meta:editing-cycles>2</meta:editing-cycles>
    <meta:editing-duration>PT0S</meta:editing-duration>
    <meta:document-statistic meta:page-count="9" meta:paragraph-count="30" meta:word-count="2366" meta:character-count="15354" meta:row-count="108" meta:non-whitespace-character-count="13018"/>
  </office:meta>
</office:document-meta>
</file>